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Line_20_Style_20_9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4.445cm" svg:height="1.905cm" svg:x="9.305cm" svg:y="3.14cm">
          <text:p text:style-name="P1"><text:span text:style-name="T1">Domain</text:span></text:p>
          <text:p text:style-name="P1"><text:span text:style-name="T1">Composite</text:span></text:p>
        </draw:rect>
        <draw:rect draw:style-name="gr1" draw:text-style-name="P1" draw:id="id2" draw:layer="layout" svg:width="5.715cm" svg:height="2.54cm" svg:x="4.225cm" svg:y="7.65cm">
          <text:p text:style-name="P1"><text:span text:style-name="T1">Composite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onnector draw:style-name="gr2" draw:text-style-name="P2" draw:layer="layout" draw:type="line" svg:x1="11.527cm" svg:y1="5.045cm" svg:x2="7.082cm" svg:y2="7.65cm" draw:start-shape="id1" draw:start-glue-point="2" draw:end-shape="id2" draw:end-glue-point="0" svg:d="m11527 5045-4445 2605">
          <text:p text:style-name="P2"><text:span text:style-name="T2">include</text:span></text:p>
        </draw:connector>
        <draw:connector draw:style-name="gr2" draw:text-style-name="P3" draw:layer="layout" draw:type="line" svg:x1="11.527cm" svg:y1="5.045cm" svg:x2="15.683cm" svg:y2="7.65cm" draw:start-shape="id1" draw:start-glue-point="2" draw:end-shape="id3" draw:end-glue-point="0" svg:d="m11527 5045 4156 2605">
          <text:p text:style-name="P2"><text:span text:style-name="T2">include</text:span></text:p>
        </draw:connector>
        <draw:rect draw:style-name="gr1" draw:text-style-name="P1" draw:id="id4" draw:layer="layout" svg:width="3.81cm" svg:height="2.54cm" svg:x="1.655cm" svg:y="13.56cm">
          <text:p text:style-name="P1"><text:span text:style-name="T1">Composite3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onnector draw:style-name="gr2" draw:text-style-name="P3" draw:layer="layout" draw:type="line" svg:x1="7.082cm" svg:y1="10.19cm" svg:x2="3.56cm" svg:y2="13.56cm" draw:start-shape="id2" draw:start-glue-point="2" draw:end-shape="id4" draw:end-glue-point="0" svg:d="m7082 10190-3522 3370">
          <text:p text:style-name="P2"><text:span text:style-name="T2">include</text:span></text:p>
        </draw:connector>
        <draw:connector draw:style-name="gr3" draw:text-style-name="P4" draw:layer="layout" draw:type="curve" svg:x1="8.47cm" svg:y1="9.99cm" svg:x2="13.062cm" svg:y2="13.365cm" draw:start-shape="id5" draw:start-glue-point="2" draw:end-shape="id6" svg:d="m8470 9990c0 2532 4592 845 4592 3375">
          <text:p text:style-name="P4"><text:span text:style-name="T3">implementation.composite</text:span></text:p>
        </draw:connector>
        <draw:connector draw:style-name="gr3" draw:text-style-name="P4" draw:layer="layout" draw:type="curve" svg:x1="17.071cm" svg:y1="9.99cm" svg:x2="16.637cm" svg:y2="15.27cm" draw:start-shape="id7" draw:start-glue-point="2" draw:end-shape="id8" svg:d="m17071 9990c0 3961-434 1322-434 5280">
          <text:p text:style-name="P4"><text:span text:style-name="T3">implementation.composite</text:span></text:p>
        </draw:connector>
        <draw:custom-shape draw:style-name="gr4" draw:text-style-name="P5" draw:id="id13" draw:layer="layout" svg:width="2.54cm" svg:height="1.27cm" svg:x="2.29cm" svg:y="14.63cm">
          <text:p text:style-name="P3"><text:span text:style-name="T4">Component3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5" draw:layer="layout" svg:width="2.54cm" svg:height="1.27cm" svg:x="7.2cm" svg:y="8.72cm">
          <text:p text:style-name="P3"><text:span text:style-name="T4">Component1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cm" svg:height="1.27cm" svg:x="4.36cm" svg:y="8.72cm">
          <text:p text:style-name="P3"><text:span text:style-name="T4">Component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3" draw:layer="layout" svg:width="5.715cm" svg:height="2.54cm" svg:x="12.826cm" svg:y="7.65cm">
          <text:p text:style-name="P1"><text:span text:style-name="T1">Composite2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id="id7" draw:layer="layout" svg:width="2.54cm" svg:height="1.27cm" svg:x="15.801cm" svg:y="8.72cm">
          <text:p text:style-name="P3"><text:span text:style-name="T4">Component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cm" svg:height="1.27cm" svg:x="12.961cm" svg:y="8.72cm">
          <text:p text:style-name="P3"><text:span text:style-name="T4">Component2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6" draw:layer="layout" svg:width="4.045cm" svg:height="2.54cm" svg:x="11.04cm" svg:y="13.365cm">
          <text:p text:style-name="P1"><text:span text:style-name="T1">Composite4 (copy 1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layer="layout" svg:width="2.54cm" svg:height="1.27cm" svg:x="11.91cm" svg:y="14.435cm">
          <text:p text:style-name="P3"><text:span text:style-name="T4">Component4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8" draw:layer="layout" svg:width="4.045cm" svg:height="2.54cm" svg:x="14.615cm" svg:y="15.27cm">
          <text:p text:style-name="P1"><text:span text:style-name="T1">Composite4 (copy 2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4" draw:text-style-name="P5" draw:id="id10" draw:layer="layout" svg:width="2.54cm" svg:height="1.27cm" svg:x="15.485cm" svg:y="16.34cm">
          <text:p text:style-name="P3"><text:span text:style-name="T4">Component4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715cm" svg:height="0.635cm" svg:x="9.535cm" svg:y="15.905cm">
          <draw:text-box>
            <text:p text:style-name="P6"><text:span text:style-name="T5">uri=Component1B/Component4A</text:span></text:p>
          </draw:text-box>
        </draw:frame>
        <draw:frame draw:style-name="gr5" draw:text-style-name="P6" draw:layer="layout" svg:width="5.715cm" svg:height="0.635cm" svg:x="14.215cm" svg:y="17.81cm">
          <draw:text-box>
            <text:p text:style-name="P6"><text:span text:style-name="T5">uri=Component2B/Component4A</text:span></text:p>
          </draw:text-box>
        </draw:frame>
        <draw:custom-shape draw:style-name="gr6" draw:text-style-name="P3" draw:layer="layout" svg:width="4.445cm" svg:height="5.715cm" svg:x="21.32cm" svg:y="3.5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7" draw:text-style-name="P1" draw:id="id11" draw:layer="layout" svg:width="2.54cm" svg:height="1cm" svg:x="22.59cm" svg:y="4.98cm">
          <text:p text:style-name="P1"><text:span text:style-name="T1">PolicySet1</text:span></text:p>
        </draw:rect>
        <draw:frame draw:style-name="gr8" draw:text-style-name="P7" draw:layer="layout" svg:width="2.54cm" svg:height="0.885cm" svg:x="22.255cm" svg:y="3.847cm">
          <draw:text-box>
            <text:p text:style-name="P7"><text:span text:style-name="T1">Definitions</text:span></text:p>
          </draw:text-box>
        </draw:frame>
        <draw:rect draw:style-name="gr7" draw:text-style-name="P1" draw:id="id12" draw:layer="layout" svg:width="2.54cm" svg:height="1cm" svg:x="22.59cm" svg:y="6.35cm">
          <text:p text:style-name="P1"><text:span text:style-name="T1">PolicySet2</text:span></text:p>
        </draw:rect>
        <draw:rect draw:style-name="gr7" draw:text-style-name="P1" draw:id="id9" draw:layer="layout" svg:width="2.54cm" svg:height="1cm" svg:x="22.59cm" svg:y="7.98cm">
          <text:p text:style-name="P1"><text:span text:style-name="T1">PolicySet3</text:span></text:p>
        </draw:rect>
        <draw:connector draw:style-name="gr9" draw:text-style-name="P2" draw:layer="layout" svg:x1="25.13cm" svg:y1="8.48cm" svg:x2="18.025cm" svg:y2="16.975cm" draw:start-shape="id9" draw:start-glue-point="1" draw:end-shape="id10" draw:end-glue-point="1" svg:d="m25130 8480h500v8495h-7605">
          <text:p/>
        </draw:connector>
        <draw:frame draw:style-name="gr5" draw:text-style-name="P6" draw:layer="layout" svg:width="8.255cm" svg:height="1.009cm" svg:x="18.61cm" svg:y="13.7cm">
          <draw:text-box>
            <text:p text:style-name="P2"><text:span text:style-name="T2">attachTo</text:span></text:p>
            <text:p text:style-name="P6"><text:span text:style-name="T5">//component[URIRef('Component2B/Component4A']</text:span></text:p>
          </draw:text-box>
        </draw:frame>
        <draw:connector draw:style-name="gr9" draw:text-style-name="P2" draw:layer="layout" svg:x1="22.59cm" svg:y1="5.48cm" svg:x2="18.541cm" svg:y2="8.92cm" draw:start-shape="id11" draw:start-glue-point="3" draw:end-shape="id3" draw:end-glue-point="1" svg:d="m22590 5480h-2024v3440h-2025">
          <text:p/>
        </draw:connector>
        <draw:connector draw:style-name="gr9" draw:text-style-name="P2" draw:layer="layout" draw:line-skew="-1.455cm" svg:x1="22.59cm" svg:y1="5.48cm" svg:x2="4.225cm" svg:y2="8.92cm" draw:start-shape="id11" draw:start-glue-point="3" draw:end-shape="id2" draw:end-glue-point="3" svg:d="m22590 5480h-20320v3440h1955">
          <text:p/>
        </draw:connector>
        <draw:connector draw:style-name="gr9" draw:text-style-name="P2" draw:layer="layout" draw:line-skew="-3.186cm" svg:x1="22.59cm" svg:y1="6.85cm" svg:x2="4.83cm" svg:y2="15.265cm" draw:start-shape="id12" draw:start-glue-point="3" draw:end-shape="id13" draw:end-glue-point="1" svg:d="m22590 6850h-12065v8415h-5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ymond Feng</meta:initial-creator>
    <meta:creation-date>2009-09-21T09:33:37.64</meta:creation-date>
    <dc:date>2009-09-21T11:17:02.60</dc:date>
    <dc:creator>Raymond Feng</dc:creator>
    <meta:editing-duration>PT00H43M01S</meta:editing-duration>
    <meta:editing-cycles>5</meta:editing-cycles>
    <meta:generator>OpenOffice.org/3.0$Win32 OpenOffice.org_project/300m15$Build-9379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